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0908" officeooo:paragraph-rsid="00140908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0908" officeooo:paragraph-rsid="00140908" style:font-size-asian="16pt" style:font-size-complex="16pt"/>
    </style:style>
    <style:style style:name="T1" style:family="text">
      <style:text-properties officeooo:rsid="00140908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manuel’s Land</text:p>
      <text:p text:style-name="P1"/>
      <text:p text:style-name="P5">O Christ, He is the fountain,</text:p>
      <text:p text:style-name="P5">The deep sweet well of love!</text:p>
      <text:p text:style-name="P5">The streams on earth I’ e tasted,</text:p>
      <text:p text:style-name="P5">More deep I’ll drink above!</text:p>
      <text:p text:style-name="P5">There, to an ocean fullness,</text:p>
      <text:p text:style-name="P5">His mercy doth expand,</text:p>
      <text:p text:style-name="P5">And glory, glory dwelleth</text:p>
      <text:p text:style-name="P5">In Immanuel’s land.</text:p>
      <text:p text:style-name="P5"/>
      <text:p text:style-name="P5">With mercy and with judgment</text:p>
      <text:p text:style-name="P5">My web of time He wove,</text:p>
      <text:p text:style-name="P5">And aye the dews of sorrow</text:p>
      <text:p text:style-name="P5">Were lustred with His love.</text:p>
      <text:p text:style-name="P5">I’ll bless the hand that guided,</text:p>
      <text:p text:style-name="P5">I’ll bless the heart that planned,</text:p>
      <text:p text:style-name="P5">When throned where glory dwelleth,</text:p>
      <text:p text:style-name="P5">In Immanuel’s land.</text:p>
      <text:p text:style-name="P5"/>
      <text:p text:style-name="P5">Oh! I am my Beloved’s,</text:p>
      <text:p text:style-name="P5">And my Beloved’s mine!</text:p>
      <text:p text:style-name="P5">He brings a poor vile sinner</text:p>
      <text:p text:style-name="P5">Into His house of wine!</text:p>
      <text:p text:style-name="P5">I stand upon His merit.</text:p>
      <text:p text:style-name="P5">I know no other stand,</text:p>
      <text:p text:style-name="P5">Not e’en where glory dwelleth,</text:p>
      <text:p text:style-name="P5">In Immanuel’s land.</text:p>
      <text:p text:style-name="P5"/>
      <text:p text:style-name="P5">The bride eyes not here garment,</text:p>
      <text:p text:style-name="P5">But her dear Bridegroom’s face:</text:p>
      <text:p text:style-name="P5">I will not gaze at glory,</text:p>
      <text:p text:style-name="P5">But on my King of grace</text:p>
      <text:p text:style-name="P5">Not at the crown He giveth,</text:p>
      <text:p text:style-name="P5">But on His pierced hand:</text:p>
      <text:p text:style-name="P5">The Lamb is all the glory</text:p>
      <text:p text:style-name="P5">Of Immanuel’s land.</text:p>
      <text:p text:style-name="P2"><text:span text:style-name="T2"/></text:p>
      <text:p text:style-name="P2"/>
      <text:p text:style-name="P2">Composer: <text:span text:style-name="T1">Chretien Uban (1780-1845)</text:span></text:p>
      <text:p text:style-name="P2">Lyricist: <text:span text:style-name="T1">Anne Ross Cousin (1824-1906)</text:span></text:p>
      <text:p text:style-name="P5">Hymns of Truth and Praise: 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0:29:02.773670539</meta:creation-date>
    <meta:editing-duration>PT10M54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0:39:56.601207710</dc:date>
    <dc:creator>Hank Warren</dc:creator>
    <meta:document-statistic meta:table-count="0" meta:image-count="0" meta:object-count="0" meta:page-count="1" meta:paragraph-count="36" meta:word-count="180" meta:character-count="946" meta:non-whitespace-character-count="802"/>
    <meta:template xlink:type="simple" xlink:actuate="onRequest" xlink:title="TubaHymn" xlink:href="../../../../../Library/Application%20Support/LibreOffice/4/user/template/TubaHymn1.ott" meta:date="2020-07-26T10:29:02.141329060"/>
  </office:meta>
</office:document-meta>
</file>